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b68c" officeooo:paragraph-rsid="0004b6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list xml:id="list142135450" text:style-name="L1">
        <text:list-item>
          <text:p text:style-name="P1">first item</text:p>
        </text:list-item>
        <text:list-item>
          <text:p text:style-name="P1">second it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4:12:33.913000000</meta:creation-date>
    <dc:date>2019-02-20T14:13:07.449000000</dc:date>
    <meta:editing-duration>PT34S</meta:editing-duration>
    <meta:editing-cycles>1</meta:editing-cycles>
    <meta:document-statistic meta:table-count="0" meta:image-count="0" meta:object-count="0" meta:page-count="1" meta:paragraph-count="2" meta:word-count="6" meta:character-count="23" meta:non-whitespace-character-count="21"/>
    <meta:generator>LibreOffice/6.0.6.2$Windows_X86_64 LibreOffice_project/0c292870b25a325b5ed35f6b45599d2ea4458e77</meta:generator>
  </office:meta>
</office:document-meta>
</file>